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81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1">Introduction<text:tab/>1</text:p>
          <text:p text:style-name="P1">Coding style<text:tab/>1</text:p>
          <text:p text:style-name="P2">Comments<text:tab/>1</text:p>
          <text:p text:style-name="P2">Identifiers<text:tab/>1</text:p>
          <text:p text:style-name="P2">Indentation<text:tab/>2</text:p>
          <text:p text:style-name="P2">Spaces<text:tab/>2</text:p>
          <text:p text:style-name="P2">Line length<text:tab/>3</text:p>
          <text:p text:style-name="P1">Error handling<text:tab/>3</text:p>
          <text:p text:style-name="P2">On error RAISE<text:tab/>3</text:p>
          <text:p text:style-name="P2">TRY...EXCEPT<text:tab/>4</text:p>
          <text:p text:style-name="P2">TRY...FINALLY<text:tab/>4</text:p>
          <text:p text:style-name="P1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i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<text:p text:style-name="Code"><text:s text:c="6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 <text:s/>FUNCTION Example: BOOLEAN;<text:line-break/> <text:s/>BEGIN<text:line-break/> <text:s text:c="3"/>Example := TRUE;<text:line-break/> <text:s/>END;<text:line-break/><text:line-break/><text:line-break/><text:line-break/>(* This procedure is preceded by 3 empty lines so it's easy to<text:line-break/> <text:s text:c="2"/>find where the previous one finishes and where this starts. *)<text:line-break/> <text:s/>PROCEDURE Other;<text:line-break/> <text:s/>BEGIN<text:line-break/> <text:s text:c="3"/>IF Something THEN<text:line-break/> <text:s text:c="5"/>DoThis;<text:line-break/> <text:s text:c="3"/>DoSometing;<text:line-break/><text:line-break/> <text:s/>{ The previous line separates a logic block. }<text:line-break/> <text:s text:c="3"/>DoMore;<text:line-break/> <text:s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<text:span text:style-name="T3">nother</text:span>ObjectWithAVeryLongName.UsefulPropertyToUse<text:line-break/> <text:s text:c="5"/>),<text:line-break/> <text:s text:c="5"/>LongNameForSomethingElse.ThatsEnough<text:line-break/> <text:s text:c="3"/>);</text:p>
      <text:h text:style-name="Heading_20_1" text:outline-level="1"><text:soft-page-break/>Error handling</text:h>
      <text:h text:style-name="Heading_20_2" text:outline-level="2">On error RAISE</text:h>
      <text:p text:style-name="Text_20_body">That should be the best way to handle errors. <text:s/>The main module have a <text:span text:style-name="Code">TRY...EXCEPT</text:span> block that 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under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Roman No9 L1" fo:font-family="'Nimbus Roman No9 L'" fo:font-size="10pt" style:font-name-asian="Nimbus Roman No9 L1" style:font-family-asian="'Nimbus Roman No9 L'" style:font-size-asian="10pt" style:font-name-complex="Nimbus Roman No9 L1" style:font-family-complex="'Nimbus Roman No9 L'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loext:contextual-spacing="false" fo:keep-together="always" style:page-number="auto" fo:keep-with-next="auto"/>
      <style:text-properties style:font-name="Courier 10 Pitch" fo:font-family="'Courier 10 Pitch'" style:font-style-name="Predeterminado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" style:family="text">
      <style:text-properties fo:text-transform="uppercase" style:font-name="Courier 10 Pitch" fo:font-family="'Courier 10 Pitch'" style:font-style-name="Predeterminado" style:font-pitch="fixed" fo:font-size="10pt" fo:font-weight="bold" fo:background-color="transparent" style:font-size-asian="10.5pt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5T12:32:14.934383289</dc:date>
    <meta:editing-cycles>54</meta:editing-cycles>
    <meta:editing-duration>PT2H21M51S</meta:editing-duration>
    <meta:document-statistic meta:table-count="0" meta:image-count="0" meta:object-count="0" meta:page-count="4" meta:paragraph-count="55" meta:word-count="755" meta:character-count="4945" meta:non-whitespace-character-count="3970"/>
    <meta:user-defined meta:name="Información 1"/>
    <meta:user-defined meta:name="Información 2"/>
    <meta:user-defined meta:name="Información 3"/>
    <meta:user-defined meta:name="Información 4"/>
  </office:meta>
</office:document-meta>
</file>